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tfListStyleBullet.writeLevelGroup( Rtf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tfListStyleBullet.writeParagraphPrefix( Rtf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tfListStyleBullet.writeListPrefix( RtfListItem it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